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yuthi" svg:font-family="Dyuth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yuthi" fo:font-size="28pt" fo:language="en" fo:country="US" officeooo:rsid="001a562f" officeooo:paragraph-rsid="001a562f" style:font-size-asian="24.5pt" style:font-size-complex="28pt"/>
    </style:style>
    <style:style style:name="P2" style:family="paragraph" style:parent-style-name="Preformatted_20_Text">
      <style:paragraph-properties fo:text-align="center" style:justify-single-word="false"/>
      <style:text-properties style:font-name="Dyuthi" fo:font-size="28pt" fo:language="en" fo:country="US" officeooo:rsid="001ffe89" officeooo:paragraph-rsid="001ffe89" style:font-size-asian="24.5pt" style:font-size-complex="28pt"/>
    </style:style>
    <style:style style:name="P3" style:family="paragraph" style:parent-style-name="Preformatted_20_Text">
      <style:paragraph-properties fo:text-align="center" style:justify-single-word="false"/>
      <style:text-properties fo:color="#2c3e50" style:font-name="Dyuthi" fo:font-size="28pt" fo:language="en" fo:country="US" officeooo:rsid="001c8280" officeooo:paragraph-rsid="001c8280" style:font-size-asian="24.5pt" style:font-size-complex="28pt"/>
    </style:style>
    <style:style style:name="P4" style:family="paragraph" style:parent-style-name="Preformatted_20_Text">
      <style:paragraph-properties fo:text-align="center" style:justify-single-word="false"/>
      <style:text-properties fo:color="#2c3e50" style:font-name="Dyuthi" fo:font-size="20pt" fo:language="en" fo:country="US" officeooo:rsid="001c8280" officeooo:paragraph-rsid="00217afc" style:font-size-asian="20pt" style:font-size-complex="20pt"/>
    </style:style>
    <style:style style:name="P5" style:family="paragraph" style:parent-style-name="Preformatted_20_Text">
      <style:paragraph-properties fo:text-align="start" style:justify-single-word="false"/>
      <style:text-properties fo:color="#2c3e50" style:font-name="Dyuthi" fo:font-size="16pt" fo:language="en" fo:country="US" officeooo:rsid="001c8280" officeooo:paragraph-rsid="00217afc" style:font-size-asian="16pt" style:font-size-complex="16pt"/>
    </style:style>
    <style:style style:name="P6" style:family="paragraph" style:parent-style-name="Preformatted_20_Text">
      <style:paragraph-properties fo:text-align="center" style:justify-single-word="false"/>
      <style:text-properties fo:color="#729fcf" style:font-name="Dyuthi" fo:font-size="28pt" fo:language="en" fo:country="US" officeooo:rsid="001c1b91" officeooo:paragraph-rsid="001c1b91" style:font-name-asian="Noto Sans Mono CJK SC" style:font-size-asian="24.5pt" style:font-name-complex="Liberation Mono" style:font-size-complex="28pt"/>
    </style:style>
    <style:style style:name="P7" style:family="paragraph" style:parent-style-name="Preformatted_20_Text">
      <style:paragraph-properties fo:text-align="center" style:justify-single-word="false"/>
      <style:text-properties fo:color="#ff8000" style:font-name="Dyuthi" fo:font-size="28pt" fo:language="en" fo:country="US" officeooo:paragraph-rsid="001c8280" style:font-size-asian="24.5pt" style:font-size-complex="28pt"/>
    </style:style>
    <style:style style:name="P8" style:family="paragraph" style:parent-style-name="Preformatted_20_Text">
      <style:paragraph-properties fo:text-align="start" style:justify-single-word="false"/>
      <style:text-properties officeooo:paragraph-rsid="00230292"/>
    </style:style>
    <style:style style:name="P9" style:family="paragraph" style:parent-style-name="Preformatted_20_Text">
      <style:paragraph-properties fo:text-align="start" style:justify-single-word="false"/>
      <style:text-properties officeooo:paragraph-rsid="00246240"/>
    </style:style>
    <style:style style:name="P10" style:family="paragraph" style:parent-style-name="Preformatted_20_Text">
      <style:paragraph-properties fo:text-align="center" style:justify-single-word="false"/>
      <style:text-properties fo:color="#d62e4e" style:font-name="Dyuthi" fo:font-size="20pt" fo:language="en" fo:country="US" officeooo:rsid="001c8280" officeooo:paragraph-rsid="001c8280" style:font-size-asian="17.5pt" style:font-size-complex="20pt"/>
    </style:style>
    <style:style style:name="P11" style:family="paragraph" style:parent-style-name="Preformatted_20_Text">
      <style:paragraph-properties fo:text-align="center" style:justify-single-word="false"/>
      <style:text-properties fo:color="#d62e4e" style:font-name="Dyuthi" fo:font-size="28pt" fo:language="en" fo:country="US" officeooo:rsid="001ffe89" officeooo:paragraph-rsid="001ffe89" style:font-size-asian="24.5pt" style:font-size-complex="28pt"/>
    </style:style>
    <style:style style:name="P12" style:family="paragraph" style:parent-style-name="Preformatted_20_Text">
      <style:paragraph-properties fo:text-align="center" style:justify-single-word="false"/>
      <style:text-properties fo:color="#d62e4e" style:font-name="Dyuthi" fo:font-size="28pt" fo:language="en" fo:country="US" officeooo:rsid="001a562f" officeooo:paragraph-rsid="001a562f" style:font-size-asian="24.5pt" style:font-size-complex="28pt"/>
    </style:style>
    <style:style style:name="P13" style:family="paragraph" style:parent-style-name="Preformatted_20_Text">
      <style:paragraph-properties fo:text-align="start" style:justify-single-word="false"/>
      <style:text-properties fo:color="#d62e4e" style:font-name="Dyuthi" fo:font-size="28pt" fo:language="en" fo:country="US" officeooo:rsid="0017e5ee" officeooo:paragraph-rsid="001c8280" style:font-size-asian="24.5pt" style:font-size-complex="28pt"/>
    </style:style>
    <style:style style:name="P14" style:family="paragraph" style:parent-style-name="Preformatted_20_Text">
      <style:paragraph-properties fo:text-align="center" style:justify-single-word="false"/>
      <style:text-properties fo:color="#d62e4e" style:font-name="Dyuthi" fo:font-size="28pt" fo:language="en" fo:country="US" officeooo:rsid="0017e5ee" officeooo:paragraph-rsid="0017e5ee" style:font-size-asian="24.5pt" style:font-size-complex="28pt"/>
    </style:style>
    <style:style style:name="P15" style:family="paragraph" style:parent-style-name="Preformatted_20_Text">
      <style:paragraph-properties fo:text-align="start" style:justify-single-word="false"/>
      <style:text-properties fo:color="#c9211e" style:font-name="Dyuthi" fo:font-size="28pt" fo:language="en" fo:country="US" officeooo:rsid="0017e5ee" officeooo:paragraph-rsid="00230292" style:font-name-asian="Noto Sans Mono CJK SC" style:font-size-asian="24.5pt" style:font-name-complex="Liberation Mono" style:font-size-complex="28pt"/>
    </style:style>
    <style:style style:name="P16" style:family="paragraph" style:parent-style-name="Text_20_body">
      <style:text-properties style:font-name="Dyuthi" fo:font-size="28pt" style:font-size-asian="24.5pt" style:font-size-complex="28pt"/>
    </style:style>
    <style:style style:name="P17" style:family="paragraph" style:parent-style-name="Standard">
      <style:paragraph-properties fo:text-align="start" style:justify-single-word="false"/>
      <style:text-properties fo:color="#c9211e" style:font-name="Dyuthi" fo:font-size="26pt" fo:language="en" fo:country="US" fo:font-style="normal" fo:font-weight="normal" officeooo:rsid="0017e5ee" officeooo:paragraph-rsid="00230292" style:font-name-asian="Noto Sans Mono CJK SC" style:font-size-asian="26pt" style:font-style-asian="normal" style:font-weight-asian="normal" style:font-name-complex="Liberation Mono" style:font-size-complex="28pt"/>
    </style:style>
    <style:style style:name="P18" style:family="paragraph" style:parent-style-name="Preformatted_20_Text">
      <style:paragraph-properties fo:text-align="center" style:justify-single-word="false"/>
      <style:text-properties fo:color="#2c3e50" style:font-name="Dyuthi" fo:font-size="28pt" fo:language="en" fo:country="US" officeooo:rsid="00277718" officeooo:paragraph-rsid="00277718" style:font-size-asian="24.5pt" style:font-size-complex="28pt"/>
    </style:style>
    <style:style style:name="P19" style:family="paragraph" style:parent-style-name="Preformatted_20_Text">
      <style:paragraph-properties fo:text-align="center" style:justify-single-word="false"/>
      <style:text-properties fo:color="#2c3e50" style:font-name="Dyuthi" fo:font-size="20pt" fo:language="en" fo:country="US" officeooo:rsid="001c8280" officeooo:paragraph-rsid="00277718" style:font-size-asian="20pt" style:font-size-complex="20pt"/>
    </style:style>
    <style:style style:name="P20" style:family="paragraph" style:parent-style-name="Preformatted_20_Text">
      <style:paragraph-properties fo:text-align="center" style:justify-single-word="false"/>
      <style:text-properties fo:color="#2c3e50" style:font-name="Dyuthi" fo:font-size="20pt" fo:language="en" fo:country="US" officeooo:rsid="001c8280" officeooo:paragraph-rsid="00293a80" style:font-size-asian="20pt" style:font-size-complex="20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color="#ffff38" style:font-name="Dyuthi" fo:font-size="32pt" fo:background-color="transparent" style:font-size-asian="32pt" style:font-size-complex="32pt"/>
    </style:style>
    <style:style style:name="P23" style:family="paragraph">
      <loext:graphic-properties draw:fill-color="#333333"/>
      <style:paragraph-properties fo:text-align="center" style:writing-mode="lr-tb"/>
      <style:text-properties fo:color="#ffff38" style:font-name="Dyuthi" fo:font-size="32pt" fo:background-color="transparent" style:font-size-asian="32pt" style:font-size-complex="32pt"/>
    </style:style>
    <style:style style:name="P24" style:family="paragraph">
      <style:paragraph-properties fo:text-align="center" style:writing-mode="lr-tb"/>
      <style:text-properties fo:color="#ffffff" style:font-name="Dyuthi" fo:font-size="26pt" fo:font-weight="normal" style:font-size-asian="26pt" style:font-weight-asian="normal" style:font-size-complex="26pt" style:font-weight-complex="normal"/>
    </style:style>
    <style:style style:name="P2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Dyuthi" fo:font-size="26pt" fo:font-weight="normal" style:font-size-asian="26pt" style:font-weight-asian="normal" style:font-size-complex="26pt" style:font-weight-complex="normal" fo:hyphenate="false" loext:hyphenation-no-caps="false"/>
    </style:style>
    <style:style style:name="P26" style:family="paragraph">
      <loext:graphic-properties draw:fill-color="#3faf46"/>
      <style:paragraph-properties fo:text-align="center" style:writing-mode="lr-tb"/>
      <style:text-properties fo:color="#ffffff" style:font-name="Dyuthi"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color="#d62e4e"/>
    </style:style>
    <style:style style:name="T2" style:family="text">
      <style:text-properties fo:color="#d62e4e" officeooo:rsid="0017e5ee"/>
    </style:style>
    <style:style style:name="T3" style:family="text">
      <style:text-properties fo:color="#d62e4e" fo:font-size="22pt" officeooo:rsid="0017e5ee" style:font-size-asian="22pt" style:font-size-complex="22pt"/>
    </style:style>
    <style:style style:name="T4" style:family="text">
      <style:text-properties fo:color="#d62e4e" style:font-name="Dyuthi" fo:font-size="28pt" fo:language="en" fo:country="US" officeooo:rsid="0017e5ee" style:font-name-asian="Noto Sans Mono CJK SC" style:font-size-asian="24.5pt" style:font-name-complex="Liberation Mono" style:font-size-complex="28pt"/>
    </style:style>
    <style:style style:name="T5" style:family="text">
      <style:text-properties fo:color="#d62e4e" style:font-name="Dyuthi" fo:font-size="28pt" fo:language="en" fo:country="US" officeooo:rsid="001de512" style:font-name-asian="Noto Sans Mono CJK SC" style:font-size-asian="24.5pt" style:font-name-complex="Liberation Mono" style:font-size-complex="28pt"/>
    </style:style>
    <style:style style:name="T6" style:family="text">
      <style:text-properties fo:color="#d62e4e" style:font-name="Dyuthi" fo:font-size="28pt" fo:language="en" fo:country="US" officeooo:rsid="0017e5ee" style:font-size-asian="24.5pt" style:font-size-complex="28pt"/>
    </style:style>
    <style:style style:name="T7" style:family="text">
      <style:text-properties fo:color="#d62e4e" style:font-name="Dyuthi" fo:font-size="28pt" fo:language="en" fo:country="US" officeooo:rsid="00246240" style:font-size-asian="24.5pt" style:font-size-complex="28pt"/>
    </style:style>
    <style:style style:name="T8" style:family="text">
      <style:text-properties fo:color="#d62e4e" style:font-name="Dyuthi" fo:font-size="24pt" fo:language="en" fo:country="US" officeooo:rsid="0025db00" style:font-size-asian="24pt" style:font-size-complex="24pt"/>
    </style:style>
    <style:style style:name="T9" style:family="text">
      <style:text-properties fo:color="#d62e4e" style:font-name="Dyuthi" fo:font-size="24pt" fo:language="en" fo:country="US" officeooo:rsid="0017e5ee" style:font-size-asian="24pt" style:font-size-complex="24pt"/>
    </style:style>
    <style:style style:name="T10" style:family="text">
      <style:text-properties officeooo:rsid="001e62ac"/>
    </style:style>
    <style:style style:name="T11" style:family="text">
      <style:text-properties fo:color="#5eb91e" style:font-name="Dyuthi" fo:font-size="28pt" fo:language="en" fo:country="US" officeooo:rsid="001ffe89" fo:background-color="transparent" loext:char-shading-value="0" style:font-name-asian="Noto Sans Mono CJK SC" style:font-size-asian="24.5pt" style:font-name-complex="Liberation Mono" style:font-size-complex="28pt"/>
    </style:style>
    <style:style style:name="T12" style:family="text">
      <style:text-properties fo:color="#3faf46" style:text-outline="false" style:text-line-through-style="none" style:text-line-through-type="none" style:font-name="Dyuthi" fo:font-size="22pt" fo:letter-spacing="normal" fo:language="en" fo:country="US" fo:font-style="normal" fo:text-shadow="none" style:text-underline-style="none" fo:font-weight="normal" officeooo:rsid="0017e5ee" style:letter-kerning="true" style:font-name-asian="Noto Sans Mono CJK SC" style:font-size-asian="22pt" style:font-style-asian="normal" style:font-weight-asian="normal" style:font-name-complex="Liberation Mono" style:font-size-complex="28pt" style:text-emphasize="none"/>
    </style:style>
    <style:style style:name="T13" style:family="text">
      <style:text-properties fo:color="#3faf46" style:text-outline="false" style:text-line-through-style="none" style:text-line-through-type="none" style:font-name="Dyuthi" fo:font-size="22pt" fo:letter-spacing="normal" fo:language="en" fo:country="US" fo:font-style="normal" fo:text-shadow="none" style:text-underline-style="none" fo:font-weight="normal" officeooo:rsid="0025db00" style:letter-kerning="true" style:font-name-asian="Noto Sans Mono CJK SC" style:font-size-asian="22pt" style:font-style-asian="normal" style:font-weight-asian="normal" style:font-name-complex="Liberation Mono" style:font-size-complex="28pt" style:text-emphasize="none"/>
    </style:style>
    <style:style style:name="T14" style:family="text">
      <style:text-properties officeooo:rsid="00277718"/>
    </style:style>
    <style:style style:name="T15" style:family="text">
      <style:text-properties officeooo:rsid="00293a80"/>
    </style:style>
    <style:style style:name="T16" style:family="text">
      <style:text-properties fo:color="#ffff38" style:font-name="Dyuthi" fo:font-size="22pt" fo:background-color="transparent" style:font-size-asian="22pt" style:font-size-complex="22pt"/>
    </style:style>
    <style:style style:name="T17" style:family="text">
      <style:text-properties fo:color="#ffff38" style:font-name="Dyuthi" fo:font-size="32pt" fo:background-color="transparent" style:font-size-asian="32pt" style:font-size-complex="32pt"/>
    </style:style>
    <style:style style:name="T18" style:family="text">
      <style:text-properties fo:color="#ffffff" style:font-name="Dyuthi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ff" style:font-name="Dyuthi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fo:color="#3faf46" style:text-outline="false" style:text-line-through-style="none" style:text-line-through-type="none" style:text-position="0% 100%" style:font-name="Dyuthi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gr1" style:family="graphic">
      <style:graphic-properties svg:stroke-width="0.0201in" svg:stroke-color="#e1617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1d41a" draw:fill-color="#333333" draw:textarea-horizontal-align="justify" draw:textarea-vertical-align="middle" draw:auto-grow-height="false" fo:min-height="1.3264in" fo:min-width="1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3faf46" draw:textarea-horizontal-align="justify" draw:textarea-vertical-align="middle" draw:auto-grow-height="false" fo:min-height="1.5547in" fo:min-width="1.6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01in" svg:stroke-color="#666666" draw:marker-start-width="0.1689in" draw:marker-end="Arrowheads_20_2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We are waiting for increase the number of entrepreneurs using our platform to 1,000 in 14 months!</text:p>
      <text:p text:style-name="P4"/>
      <text:p text:style-name="P20"><text:span text:style-name="T15">W</text:span>e get 100000so'm a month from an entrepreneur!</text:p>
      <text:p text:style-name="P20"><text:span text:style-name="T14"><text:s/></text:span></text:p>
      <text:p text:style-name="P19"><text:s text:c="10"/><text:span text:style-name="T3">Take your turn!</text:span></text:p>
      <text:p text:style-name="P18"><draw:line text:anchor-type="paragraph" draw:z-index="0" draw:name="Shape1" draw:style-name="gr4" draw:text-style-name="P27" svg:x1="3.878in" svg:y1="0.1957in" svg:x2="4.4091in" svg:y2="0.1957in"><text:p/></draw:line><draw:line text:anchor-type="paragraph" draw:z-index="1" draw:name="Shape1_0" draw:style-name="gr4" draw:text-style-name="P27" svg:x1="1.5862in" svg:y1="0.1854in" svg:x2="2.1173in" svg:y2="0.1854in"><text:p/></draw:line></text:p>
      <text:p text:style-name="P3"/>
      <text:p text:style-name="P6">Simple <text:span text:style-name="T10">LTV</text:span></text:p>
      <text:p text:style-name="P10"/>
      <text:p text:style-name="P2"/>
      <text:p text:style-name="P1"><text:span text:style-name="T2">E</text:span><text:span text:style-name="T1">xpensive</text:span></text:p>
      <text:p text:style-name="P11">For one entrepreneur only!</text:p>
      <text:p text:style-name="P11"><draw:custom-shape text:anchor-type="paragraph" draw:z-index="2" draw:name="Shape2" draw:style-name="gr3" draw:text-style-name="P26" svg:width="2.365in" svg:height="2.198in" svg:x="3.8465in" svg:y="0.1366in"><text:p text:style-name="P24"><text:span text:style-name="T18"/></text:p><text:p text:style-name="P24"><text:span text:style-name="T18"><text:s/></text:span></text:p><text:p text:style-name="P25"><text:span text:style-name="T19">1</text:span><text:span text:style-name="T19">0</text:span><text:span text:style-name="T19">,</text:span><text:span text:style-name="T19">0</text:span><text:span text:style-name="T19">0</text:span><text:span text:style-name="T19">0</text:span><text:span text:style-name="T19">$</text:span><text:span text:style-name="T19"> </text:span><text:span text:style-name="T19">p</text:span><text:span text:style-name="T19">e</text:span><text:span text:style-name="T19">r</text:span><text:span text:style-name="T19"> </text:span></text:p><text:p text:style-name="P25"><text:span text:style-name="T19">M</text:span><text:span text:style-name="T19">o</text:span><text:span text:style-name="T19">n</text:span><text:span text:style-name="T19">t</text:span><text:span text:style-name="T19">h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/text:p><text:p text:style-name="P25"><text:span text:style-name="T19">1</text:span><text:span text:style-name="T19">0</text:span><text:span text:style-name="T19">0</text:span><text:span text:style-name="T19">0</text:span><text:span text:style-name="T19"> </text:span><text:span text:style-name="T19">u</text:span><text:span text:style-name="T19">s</text:span><text:span text:style-name="T19">e</text:span><text:span text:style-name="T19">r</text:span><text:span text:style-name="T19">s</text:span><text:span text:style-name="T19">!</text:span></text:p><text:p text:style-name="P25"><text:span text:style-name="T20"/></text:p><text:p text:style-name="P24"><text:span text:style-name="T18">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4" draw:style-name="gr1" draw:text-style-name="P21" svg:x1="3.3776in" svg:y1="2.6752in" svg:x2="3.3673in" svg:y2="0.3in"><text:p/></draw:line></text:p>
      <text:p text:style-name="P12"><draw:custom-shape text:anchor-type="paragraph" draw:z-index="3" draw:name="Shape3" draw:style-name="gr2" draw:text-style-name="P23" svg:width="2.0004in" svg:height="1.8752in" svg:x="0.8571in" svg:y="0.0465in"><text:p text:style-name="P22"><text:span text:style-name="T16"><text:s text:c="2"/></text:span><text:span text:style-name="T16">First revenue</text:span><text:span text:style-name="T17"> </text:span></text:p><text:p text:style-name="P22"><text:span text:style-name="T16"><text:s/></text:span><text:span text:style-name="T16">1000$ from </text:span></text:p><text:p text:style-name="P22"><text:span text:style-name="T16">100 users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13"/>
      <text:p text:style-name="P13"/>
      <text:p text:style-name="P13"/>
      <text:p text:style-name="P9"><text:span text:style-name="T7"><text:tab/> <text:s text:c="2"/></text:span><text:span text:style-name="T8">After 3 months</text:span><text:span text:style-name="T9"><text:tab/></text:span><text:span text:style-name="T6"><text:tab/> <text:s/><text:tab/> </text:span><text:span text:style-name="T12">After </text:span><text:span text:style-name="T13">14</text:span><text:span text:style-name="T12"> months!</text:span><text:span text:style-name="T4"><text:tab/></text:span></text:p>
      <text:p text:style-name="P15"><text:tab/><text:tab/> <text:s text:c="6"/><text:tab/><text:tab/><text:tab/> <text:s text:c="11"/></text:p>
      <text:p text:style-name="P17"/>
      <text:p text:style-name="P8"><text:span text:style-name="T5"><text:s text:c="3"/><text:tab/> <text:s text:c="2"/><text:tab/> <text:s/></text:span><text:span text:style-name="T11">REVENUE</text:span></text:p>
      <text:p text:style-name="P14"><text:s/></text:p>
      <text:p text:style-name="P14"/>
      <text:p text:style-name="P14"/>
      <text:p text:style-name="P14"/>
      <text:section text:style-name="Sect1" text:name="tw-target-rmn-container">
        <text:p text:style-name="P16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yuthi" svg:font-family="Dyuth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22:06:24.052193828</meta:creation-date>
    <dc:date>2021-10-25T00:56:54.140202813</dc:date>
    <meta:editing-duration>PT2H44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42" meta:character-count="298" meta:non-whitespace-character-count="208"/>
  </office:meta>
</office:document-meta>
</file>